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21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gradient" draw:fill-gradient-name="a6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gradient" draw:fill-gradient-name="a6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8">
      <style:drawing-page-properties draw:fill="gradient" draw:fill-gradient-name="a7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0">
      <style:drawing-page-properties draw:fill="gradient" draw:fill-gradient-name="a6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gradient" draw:fill-gradient-name="a6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gradient" draw:fill-gradient-name="a7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gradient" draw:fill-gradient-name="a5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gradient" draw:fill-gradient-name="a5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gradient" draw:fill-gradient-name="a6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gradient" draw:fill-gradient-name="a6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gradient" draw:fill-gradient-name="a7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gradient" draw:fill-gradient-name="a6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1f6b5a" style:text-line-through-type="none" style:text-line-through-style="none" style:text-line-through-width="auto" style:text-line-through-color="font-color" style:text-position="-25% 66.6667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2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7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00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05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20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14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23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17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756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626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92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  <text:list-style style:name="a587">
      <text:list-level-style-number text:level="1" style:num-format="1" style:num-suffix="." style:num-list-format-name="">
        <style:list-level-properties text:space-before="0in" text:min-label-width="0.5in"/>
        <style:text-properties fo:color="#000000" fo:font-family="Tw Cen M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000000" fo:font-family="Tw Cen M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000000" fo:font-family="Tw Cen M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000000" fo:font-family="Tw Cen M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000000" fo:font-family="Tw Cen M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000000" fo:font-family="Tw Cen M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000000" fo:font-family="Tw Cen M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000000" fo:font-family="Tw Cen M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000000" fo:font-family="Tw Cen MT" fo:font-size="100%"/>
      </text:list-level-style-number>
    </text:list-style>
  </office:automatic-styles>
  <office:body>
    <office:presentation>
      <draw:page draw:name="Slide1" draw:style-name="a574" draw:master-page-name="Master1-Layout1-title-Title-Slide" presentation:presentation-page-layout-name="Master1-PPL1" draw:id="Slide-256">
        <draw:frame draw:id="id128" presentation:style-name="a577" draw:name="Title 1" svg:x="0.18627in" svg:y="0.89314in" svg:width="12.96078in" svg:height="3.2245in" presentation:class="title" presentation:placeholder="false">
          <draw:text-box>
            <text:p text:style-name="a576" text:class-names="" text:cond-style-name=""><text:span text:style-name="a575" text:class-names="">DIGITAL PORTFOLIO</text:span></text:p>
          </draw:text-box>
          <svg:title/>
          <svg:desc/>
        </draw:frame>
      </draw:page>
      <draw:page draw:name="Slide2" draw:style-name="a579" draw:master-page-name="Master1-Layout2-obj-Title-and-Content" presentation:presentation-page-layout-name="Master1-PPL2" draw:id="Slide-257">
        <draw:frame draw:id="id129" presentation:style-name="a582" draw:name="Title 1" svg:x="0.99932in" svg:y="0.67642in" svg:width="11.3347in" svg:height="1.7456in" presentation:class="title" presentation:placeholder="false">
          <draw:text-box>
            <text:p text:style-name="a581" text:class-names="" text:cond-style-name=""><text:span text:style-name="a580" text:class-names="">Digital portfolio</text:span></text:p>
          </draw:text-box>
          <svg:title/>
          <svg:desc/>
        </draw:frame>
        <draw:frame draw:id="id130" presentation:style-name="a627" draw:name="Content Placeholder 2" svg:x="1.21569in" svg:y="2.7012in" svg:width="11.11799in" svg:height="2.02429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3" text:class-names="">Student <text:s text:c="1"/>name <text:s text:c="30"/>: <text:s text:c="1"/>v.<text:s text:c="1"/></text:span><text:span text:style-name="a584" text:class-names="">Rekha</text:span><text:span text:style-name="a585" text:class-names=""/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Register no and<text:s text:c="1"/></text:span><text:span text:style-name="a589" text:class-names="">nmid</text:span><text:span text:style-name="a590" text:class-names=""><text:s text:c="18"/>: <text:s text:c="1"/>2422k1594 &amp; asbru2422k1594</text:span></text:p>
              </text:list-item>
            </text:list>
            <text:list text:style-name="a597">
              <text:list-item>
                <text:p text:style-name="a596" text:class-names="" text:cond-style-name=""><text:span text:style-name="a593" text:class-names="">Department <text:s text:c="35"/>: <text:s text:c="2"/></text:span><text:span text:style-name="a594" text:class-names="">bsc</text:span><text:span text:style-name="a595" text:class-names="">., computer scienc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College <text:s text:c="41"/>: <text:s text:c="1"/>k. S. G <text:s text:c="1"/>college of arts and science</text:span></text:p>
              </text:list-item>
            </text:list>
            <text:list text:style-name="a605">
              <text:list-item>
                <text:p text:style-name="a604" text:class-names="" text:cond-style-name=""><text:span text:style-name="a601" text:class-names="">University <text:s text:c="38"/>: <text:s text:c="1"/></text:span><text:span text:style-name="a602" text:class-names="">bharathiyar</text:span><text:span text:style-name="a603" text:class-names=""><text:s text:c="1"/>university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3" draw:style-name="a629" draw:master-page-name="Master1-Layout2-obj-Title-and-Content" presentation:presentation-page-layout-name="Master1-PPL2" draw:id="Slide-258">
        <draw:frame draw:id="id131" presentation:style-name="a632" draw:name="Title 1" svg:x="0.99932in" svg:y="0.67642in" svg:width="11.3347in" svg:height="1.7456in" presentation:class="title" presentation:placeholder="false">
          <draw:text-box>
            <text:p text:style-name="a631" text:class-names="" text:cond-style-name=""><text:span text:style-name="a630" text:class-names="">Student portfolio<text:line-break/></text:span></text:p>
          </draw:text-box>
          <svg:title/>
          <svg:desc/>
        </draw:frame>
        <draw:frame draw:id="id132" presentation:style-name="a636" draw:name="Content Placeholder 2" svg:x="8.91177in" svg:y="2.46196in" svg:width="11.33402in" svg:height="3.74465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Using frontend development <text:s text:c="21"/></text:span></text:p>
              </text:list-item>
            </text:list>
          </draw:text-box>
          <svg:title/>
          <svg:desc/>
        </draw:frame>
      </draw:page>
      <draw:page draw:name="Slide4" draw:style-name="a638" draw:master-page-name="Master1-Layout2-obj-Title-and-Content" presentation:presentation-page-layout-name="Master1-PPL2" draw:id="Slide-259">
        <draw:frame draw:id="id133" presentation:style-name="a641" draw:name="Title 1" svg:x="0in" svg:y="0.73381in" svg:width="13.1219in" svg:height="0.37322in" presentation:class="title" presentation:placeholder="false">
          <draw:text-box>
            <text:p text:style-name="a640" text:class-names="" text:cond-style-name=""><text:span text:style-name="a639" text:class-names="">Agenda</text:span></text:p>
          </draw:text-box>
          <svg:title/>
          <svg:desc/>
        </draw:frame>
        <draw:frame draw:id="id134" presentation:style-name="a645" draw:name="Content Placeholder 10" svg:x="2.59804in" svg:y="2.04902in" svg:width="9.39216in" svg:height="4.05882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1.Problem Statement
2.Project Overview
3. End Users
4. Tools and Technologies
5.Portfolio design and Layout
6. Features and Functionality
7.Results and Screenshots
8.Conclusion
9.Github Link</text:span></text:p>
              </text:list-item>
            </text:list>
          </draw:text-box>
          <svg:title/>
          <svg:desc/>
        </draw:frame>
      </draw:page>
      <draw:page draw:name="Slide5" draw:style-name="a647" draw:master-page-name="Master1-Layout2-obj-Title-and-Content" presentation:presentation-page-layout-name="Master1-PPL2" draw:id="Slide-260">
        <draw:frame draw:id="id135" presentation:style-name="a650" draw:name="Title 1" svg:x="0.99932in" svg:y="0.67642in" svg:width="11.3347in" svg:height="1.7456in" presentation:class="title" presentation:placeholder="false">
          <draw:text-box>
            <text:p text:style-name="a649" text:class-names="" text:cond-style-name=""><text:span text:style-name="a648" text:class-names="">Problem Statement</text:span></text:p>
          </draw:text-box>
          <svg:title/>
          <svg:desc/>
        </draw:frame>
        <draw:frame draw:id="id136" presentation:style-name="a658" draw:name="Content Placeholder 2" svg:x="0.54061in" svg:y="2.42202in" svg:width="10.29412in" svg:height="3.75445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1" text:class-names="">Problem Statement :
“As a [professional/student], I need a digital portfolio that effectively showcases my skills, experience, and accomplishments to potential employers, clients, or collaborators, but I’m struggling to create a visually appealing and user-friendly platform that accurately represents my brand and<text:s text:c="1"/></text:span><text:span text:style-name="a652" text:class-names="">wor</text:span><text:span text:style-name="a653" text:class-names="">
1. *Showcasing work*: Effectively showcasing projects and accomplishments.
2. *Visual appeal*: Creating a visually appealing and user-friendly design.
3. *Brand representation*: Accurately representing personal brand and identity.
4. *Ease of use*: Ensuring easy navigation and<text:s text:c="1"/></text:span><text:span text:style-name="a654" text:class-names="">accessibi</text:span><text:span text:style-name="a655" text:class-names="">
1. *Create a digital portfolio*: Develop a platform that showcases skills and experience.
2. *Improve online presence*: Establish a strong online presence and personal brand.
3. *Increase visibility*: Increase visibility and reach a wider audience.</text:span></text:p>
              </text:list-item>
            </text:list>
          </draw:text-box>
          <svg:title/>
          <svg:desc/>
        </draw:frame>
      </draw:page>
      <draw:page draw:name="Slide6" draw:style-name="a660" draw:master-page-name="Master1-Layout2-obj-Title-and-Content" presentation:presentation-page-layout-name="Master1-PPL2" draw:id="Slide-261">
        <draw:frame draw:id="id137" presentation:style-name="a663" draw:name="Title 1" svg:x="0.99932in" svg:y="0.67642in" svg:width="11.3347in" svg:height="1.7456in" presentation:class="title" presentation:placeholder="false">
          <draw:text-box>
            <text:p text:style-name="a662" text:class-names="" text:cond-style-name=""><text:span text:style-name="a661" text:class-names="">Project overview</text:span></text:p>
          </draw:text-box>
          <svg:title/>
          <svg:desc/>
        </draw:frame>
        <draw:frame draw:id="id138" presentation:style-name="a669" draw:name="Content Placeholder 2" svg:x="0.38235in" svg:y="2.10829in" svg:width="9.49903in" svg:height="3.7353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4" text:class-names="">

*Objective:* Create a visually appealing and user-friendly digital platform that showcases my skills, experience, and accomplishments to potential employers, clients, or<text:s text:c="1"/></text:span><text:span text:style-name="a665" text:class-names="">collaborato</text:span><text:span text:style-name="a666" text:class-names="">
1. *Home Page*: Introduction to my professional background and expertise.
2. *Projects*: Showcase of completed projects with descriptions, images, and links.
3. *About*: Detailed information about my experience, skills, and education.
4. *Contact*: Contact form or email address for potential collaborations or inquiries
1. *Front-end*: HTML, CSS, JavaScript, and potentially a framework like React or Angular.
2. *Design*: Responsive design, ensuring accessibility and usability.

1. *Establish online presence*: Create a professional online presence.
2. *Showcase work*: Effectively showcase projects and accomplishments.
3. *Increase visibility*: Increase visibility and reach a wider audience.</text:span></text:p>
              </text:list-item>
            </text:list>
          </draw:text-box>
          <svg:title/>
          <svg:desc/>
        </draw:frame>
      </draw:page>
      <draw:page draw:name="Slide7" draw:style-name="a671" draw:master-page-name="Master1-Layout2-obj-Title-and-Content" presentation:presentation-page-layout-name="Master1-PPL2" draw:id="Slide-262">
        <draw:frame draw:id="id139" presentation:style-name="a674" draw:name="Title 1" svg:x="0.62677in" svg:y="0.36269in" svg:width="11.3347in" svg:height="1.7456in" presentation:class="title" presentation:placeholder="false">
          <draw:text-box>
            <text:p text:style-name="a673" text:class-names="" text:cond-style-name=""><text:span text:style-name="a672" text:class-names="">End users</text:span></text:p>
          </draw:text-box>
          <svg:title/>
          <svg:desc/>
        </draw:frame>
        <draw:frame draw:id="id140" presentation:style-name="a678" draw:name="Content Placeholder 2" svg:x="1.18559in" svg:y="1.89751in" svg:width="7.73598in" svg:height="5.40052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
The end users for a digital portfolio can vary depending on the purpose and goals of the portfolio. Here are some potential end users:


1. *Potential Employers*: Hiring managers, recruiters, and industry professionals looking to assess a candidate’s skills and experience.
2. *Clients*: Potential clients or customers interested in services offered by the portfolio owner.
3. *Collaborators*: Fellow professionals, industry experts, or potential collaborators looking to assess a portfolio owner’s skills and expertise.
4. *Industry Peers*: Professionals in the same industry or field, looking to network, collaborate, or learn from others.
5. *Academic Institutions*: Universities, colleges, or research institutions looking to assess a student’s or researcher’s work.

1. *Easy Navigation*: Users need to easily find and access the information they’re looking for.
2. *Clear Showcase*: Users want to see a clear and concise showcase of the portfolio owner’s work and skills.
3. *Professionalism*: Users expect a professional and well-designed portfolio that reflects the owner’s brand and expertise.

</text:span></text:p>
              </text:list-item>
            </text:list>
          </draw:text-box>
          <svg:title/>
          <svg:desc/>
        </draw:frame>
      </draw:page>
      <draw:page draw:name="Slide8" draw:style-name="a680" draw:master-page-name="Master1-Layout2-obj-Title-and-Content" presentation:presentation-page-layout-name="Master1-PPL2" draw:id="Slide-263">
        <draw:frame draw:id="id141" presentation:style-name="a683" draw:name="Title 1" svg:x="0.99932in" svg:y="0.67642in" svg:width="11.3347in" svg:height="1.7456in" presentation:class="title" presentation:placeholder="false">
          <draw:text-box>
            <text:p text:style-name="a682" text:class-names="" text:cond-style-name=""><text:span text:style-name="a681" text:class-names="">Tools and technologies</text:span></text:p>
          </draw:text-box>
          <svg:title/>
          <svg:desc/>
        </draw:frame>
        <draw:frame draw:id="id142" presentation:style-name="a695" draw:name="Content Placeholder 2" svg:x="0.99932in" svg:y="2.58868in" svg:width="6.84382in" svg:height="4.2349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4" text:class-names="">Tools and Technologies for Digital Portfolio
Here are some popular tools and technologies for creating and hosting a digital portfolio
Website Builders
1. *WordPress*: A popular content management system (CMS) for creating and customizing websites.
2. *</text:span><text:span text:style-name="a685" text:class-names="">Wix</text:span><text:span text:style-name="a686" text:class-names="">*: A user-friendly website builder with drag-and-drop functionality.
3. *Squarespace*: A stylish and user-friendly website builder with a focus on
Design and Development Tools
1. *Adobe Creative Cloud*: A suite of creative applications, including Photoshop, Illustrator, and InDesign.
2. *Sketch*: A digital design tool for user interface (UI) and user experience (UX) design.
1. *GitHub Pages*: A free service for hosting static websites, ideal for developers and designers.
2. *</text:span><text:span text:style-name="a687" text:class-names="">Netlify</text:span><text:span text:style-name="a688" text:class-names="">*: A platform for hosting and deploying static websites, with features like automated builds and SSL encryption.
3. *</text:span><text:span text:style-name="a689" text:class-names="">Vercel</text:span><text:span text:style-name="a690" text:class-names="">*: A platform for hosting and deploying static websites, with features like automated builds and edge<text:s text:c="1"/></text:span><text:span text:style-name="a691" text:class-names="">netwo</text:span><text:span text:style-name="a692" text:class-names=""/></text:p>
              </text:list-item>
            </text:list>
          </draw:text-box>
          <svg:title/>
          <svg:desc/>
        </draw:frame>
      </draw:page>
      <draw:page draw:name="Slide9" draw:style-name="a697" draw:master-page-name="Master1-Layout2-obj-Title-and-Content" presentation:presentation-page-layout-name="Master1-PPL2" draw:id="Slide-264">
        <draw:frame draw:id="id143" presentation:style-name="a700" draw:name="Title 1" svg:x="1.60648in" svg:y="-0.55893in" svg:width="11.3347in" svg:height="2.7935in" presentation:class="title" presentation:placeholder="false">
          <draw:text-box>
            <text:p text:style-name="a699" text:class-names="" text:cond-style-name=""><text:span text:style-name="a698" text:class-names="">Portfolio design and layout</text:span></text:p>
          </draw:text-box>
          <svg:title/>
          <svg:desc/>
        </draw:frame>
        <draw:frame draw:id="id144" presentation:style-name="a704" draw:name="Content Placeholder 2" svg:x="0.99932in" svg:y="2.58868in" svg:width="11.33402in" svg:height="3.74465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Portfolio Design and Layout for Digital Portfolio
A well-designed digital portfolio is crucial for showcasing work and skills. Here are some key considerations:

Key Design Principles
1. *Clean and Simple*: A clean and simple design helps focus attention on the work.
2. *Consistent Branding*: Consistent branding and visual identity throughout the portfolio.
3. *Responsive Design*: A responsive design ensures the portfolio looks great on various devices.

Layout Considerations
1. *Clear Navigation*: Easy-to-use navigation helps visitors find what they’re looking for.
2. *Project Showcase*: A clear and concise showcase of projects, with images, descriptions, and links.
3. *About Section*: A brief and informative about section that highlights skills and experience.

Visual Elements
1. *Typography*: Choose a font that’s easy to read and consistent throughout the portfolio.
2. *Color Scheme*: A color scheme that reflects the brand and is visually appealing.
3. *Imagery*: High-quality images that showcase work and skills.
</text:span></text:p>
              </text:list-item>
            </text:list>
          </draw:text-box>
          <svg:title/>
          <svg:desc/>
        </draw:frame>
        <draw:frame draw:id="id145" draw:style-name="a746" draw:name="TextBox 4" svg:x="0.39216in" svg:y="2.43137in" svg:width="4.90196in" svg:height="6.15957in">
          <draw:text-box>
            <text:p text:style-name="a706" text:class-names="" text:cond-style-name=""><text:span text:style-name="a705" text:class-names=""><text:s text:c="3"/></text:span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/></text:p>
            <text:p text:style-name="a714" text:class-names="" text:cond-style-name=""><text:span text:style-name="a713" text:class-names=""><text:s text:c="51"/></text:span></text:p>
            <text:p text:style-name="a716" text:class-names="" text:cond-style-name=""><text:span text:style-name="a715" text:class-names=""/></text:p>
            <text:p text:style-name="a718" text:class-names="" text:cond-style-name=""><text:span text:style-name="a717" text:class-names=""><text:s text:c="5"/></text:span></text:p>
            <text:p text:style-name="a720" text:class-names="" text:cond-style-name=""><text:span text:style-name="a719" text:class-names=""/></text:p>
            <text:p text:style-name="a722" text:class-names="" text:cond-style-name=""><text:span text:style-name="a721" text:class-names=""><text:s text:c="23"/></text:span></text:p>
            <text:p text:style-name="a724" text:class-names="" text:cond-style-name=""><text:span text:style-name="a723" text:class-names=""><text:s text:c="16"/></text:span></text:p>
            <text:p text:style-name="a726" text:class-names="" text:cond-style-name=""><text:span text:style-name="a725" text:class-names=""><text:s text:c="8"/></text:span></text:p>
            <text:p text:style-name="a728" text:class-names="" text:cond-style-name=""><text:span text:style-name="a727" text:class-names=""/></text:p>
            <text:p text:style-name="a730" text:class-names="" text:cond-style-name=""><text:span text:style-name="a729" text:class-names=""><text:s text:c="7"/></text:span></text:p>
            <text:p text:style-name="a733" text:class-names="" text:cond-style-name=""><text:span text:style-name="a731" text:class-names=""><text:s text:c="8"/></text:span><text:span text:style-name="a732" text:class-names=""/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><text:s text:c="60"/></text:span></text:p>
            <text:p text:style-name="a745" text:class-names="" text:cond-style-name=""><text:span text:style-name="a744" text:class-names=""><text:s text:c="89"/></text:span></text:p>
          </draw:text-box>
          <svg:title/>
          <svg:desc/>
        </draw:frame>
      </draw:page>
      <draw:page draw:name="Slide10" draw:style-name="a748" draw:master-page-name="Master1-Layout2-obj-Title-and-Content" presentation:presentation-page-layout-name="Master1-PPL2" draw:id="Slide-265">
        <draw:frame draw:id="id146" presentation:style-name="a751" draw:name="Title 1" svg:x="2.66667in" svg:y="0.64701in" svg:width="7.19676in" svg:height="1.80397in" presentation:class="title" presentation:placeholder="false">
          <draw:text-box>
            <text:p text:style-name="a750" text:class-names="" text:cond-style-name=""><text:span text:style-name="a749" text:class-names="">Features and functionality</text:span></text:p>
          </draw:text-box>
          <svg:title/>
          <svg:desc/>
        </draw:frame>
        <draw:frame draw:id="id147" presentation:style-name="a757" draw:name="Content Placeholder 2" svg:x="0.99932in" svg:y="2.58868in" svg:width="11.33402in" svg:height="3.74465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2" text:class-names="">Features and Functionality for Digital Portfolio
A digital portfolio can include various features and functionalities to showcase work and skills. Here are some potential feat
*Project Showcase*: A showcase of completed projects, including images, descriptions, and links.
2. *About Section*: A brief bio that highlights skills, experience, and education.
3. *Contact Information*: Contact information, such as email address or social media links.
4. *Blog or News Section*: A section for sharing thoughts, insights, or industry news.
5. *Search Functionality*: A search function to help visitors find specific projects or<text:s text:c="1"/></text:span><text:span text:style-name="a753" text:class-names="">conten</text:span><text:span text:style-name="a754" text:class-names="">
1. *Responsive Design*: A responsive design that adapts to different screen sizes and devices.
2. *Easy Navigation*: Easy-to-use navigation that helps visitors find what they’re looking for.
3. *Image and Media Support*: Support for images, videos, and other media formats.
4. *Customization Options*: Options for customizing the portfolio’s design and layout.
5. *SEO Optimization*: Optimization for search engines to improve visibility.
1. *Case Studies*: In-depth case studies that showcase problem-solving skills and expertise.
2 *Interactive Elements*: Interactive elements, such as animations or simulation</text:span></text:p>
              </text:list-item>
            </text:list>
          </draw:text-box>
          <svg:title/>
          <svg:desc/>
        </draw:frame>
      </draw:page>
      <draw:page draw:name="Slide11" draw:style-name="a759" draw:master-page-name="Master1-Layout2-obj-Title-and-Content" presentation:presentation-page-layout-name="Master1-PPL2" draw:id="Slide-266">
        <draw:frame draw:id="id148" presentation:style-name="a762" draw:transform="translate(-5.66735in -3.91667in) rotate(-3.14159) translate(6.66667in 1.56372in)" draw:name="Title 1" svg:width="11.3347in" svg:height="7.83333in" presentation:class="title" presentation:placeholder="false">
          <draw:text-box>
            <text:p text:style-name="a761" text:class-names="" text:cond-style-name=""><text:span text:style-name="a760" text:class-names="">Results and screenshots<text:line-break/></text:span></text:p>
          </draw:text-box>
          <svg:title/>
          <svg:desc/>
        </draw:frame>
        <draw:frame draw:id="id149" presentation:style-name="a766" draw:name="Content Placeholder 2" svg:x="0.99932in" svg:y="2.58868in" svg:width="3.39284in" svg:height="3.74465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Results can include:
1. Increased visibility
2. Improved professional branding
3. Enhanced user experience
4. Effective project showcase
Screenshots can showcase:
1. Homepage design
2. Project showcases
3. About page
4. Contact page
5. Responsive design (mobile/tablet views)</text:span></text:p>
              </text:list-item>
            </text:list>
          </draw:text-box>
          <svg:title/>
          <svg:desc/>
        </draw:frame>
      </draw:page>
      <draw:page draw:name="Slide12" draw:style-name="a768" draw:master-page-name="Master1-Layout2-obj-Title-and-Content" presentation:presentation-page-layout-name="Master1-PPL2" draw:id="Slide-267">
        <draw:frame draw:id="id150" presentation:style-name="a771" draw:name="Title 1" svg:x="0.99932in" svg:y="0.67642in" svg:width="11.3347in" svg:height="1.7456in" presentation:class="title" presentation:placeholder="false">
          <draw:text-box>
            <text:p text:style-name="a770" text:class-names="" text:cond-style-name=""><text:span text:style-name="a769" text:class-names="">Conclusion</text:span></text:p>
          </draw:text-box>
          <svg:title/>
          <svg:desc/>
        </draw:frame>
        <draw:frame draw:id="id151" presentation:style-name="a775" draw:name="Content Placeholder 2" svg:x="0.72549in" svg:y="2.92107in" svg:width="8.98039in" svg:height="1.7456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A digital portfolio effectively showcases your work, skills, and experience, enhancing your professional online presence and attracting opportunities. It’s a valuable tool for career advancement and personal branding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le and Content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Section Header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Two Content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le Only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t with Caption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Picture with Caption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Panoramic Picture with Caption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le and Caption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Name Card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 Column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 Picture Column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le and Vertical Text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Vertical Title and Text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2fa3ee" draw:opacity="100%" draw:stroke="solid" svg:stroke-width="0.01736in" svg:stroke-color="#0e4264" svg:stroke-opacity="100%" svg:stroke-linecap="butt"/>
    </style:default-style>
    <draw:gradient draw:name="a758" draw:style="linear" draw:angle="0" draw:start-color="#ffffff" draw:end-color="#b8b8b8" draw:start-intensity="100%" draw:end-intensity="100%"/>
    <draw:gradient draw:name="a670" draw:style="linear" draw:angle="0" draw:start-color="#ffffff" draw:end-color="#b8b8b8" draw:start-intensity="100%" draw:end-intensity="100%"/>
    <draw:gradient draw:name="a637" draw:style="linear" draw:angle="0" draw:start-color="#ffffff" draw:end-color="#b8b8b8" draw:start-intensity="100%" draw:end-intensity="100%"/>
    <draw:gradient draw:name="a338" draw:style="linear" draw:angle="0" draw:start-color="#ffffff" draw:end-color="#b8b8b8" draw:start-intensity="100%" draw:end-intensity="100%"/>
    <draw:gradient draw:name="a250" draw:style="linear" draw:angle="0" draw:start-color="#ffffff" draw:end-color="#b8b8b8" draw:start-intensity="100%" draw:end-intensity="100%"/>
    <draw:gradient draw:name="a747" draw:style="linear" draw:angle="0" draw:start-color="#ffffff" draw:end-color="#b8b8b8" draw:start-intensity="100%" draw:end-intensity="100%"/>
    <draw:gradient draw:name="a679" draw:style="linear" draw:angle="0" draw:start-color="#ffffff" draw:end-color="#b8b8b8" draw:start-intensity="100%" draw:end-intensity="100%"/>
    <draw:gradient draw:name="a628" draw:style="linear" draw:angle="0" draw:start-color="#ffffff" draw:end-color="#b8b8b8" draw:start-intensity="100%" draw:end-intensity="100%"/>
    <draw:gradient draw:name="a55" draw:style="linear" draw:angle="0" draw:start-color="#ffffff" draw:end-color="#b8b8b8" draw:start-intensity="100%" draw:end-intensity="100%"/>
    <draw:gradient draw:name="a505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313" draw:style="linear" draw:angle="0" draw:start-color="#ffffff" draw:end-color="#b8b8b8" draw:start-intensity="100%" draw:end-intensity="100%"/>
    <draw:gradient draw:name="a390" draw:style="linear" draw:angle="0" draw:start-color="#ffffff" draw:end-color="#b8b8b8" draw:start-intensity="100%" draw:end-intensity="100%"/>
    <draw:gradient draw:name="a161" draw:style="linear" draw:angle="0" draw:start-color="#ffffff" draw:end-color="#b8b8b8" draw:start-intensity="100%" draw:end-intensity="100%"/>
    <draw:gradient draw:name="a288" draw:style="linear" draw:angle="0" draw:start-color="#ffffff" draw:end-color="#b8b8b8" draw:start-intensity="100%" draw:end-intensity="100%"/>
    <draw:gradient draw:name="a659" draw:style="linear" draw:angle="0" draw:start-color="#ffffff" draw:end-color="#b8b8b8" draw:start-intensity="100%" draw:end-intensity="100%"/>
    <draw:gradient draw:name="a696" draw:style="linear" draw:angle="0" draw:start-color="#ffffff" draw:end-color="#b8b8b8" draw:start-intensity="100%" draw:end-intensity="100%"/>
    <draw:gradient draw:name="a359" draw:style="linear" draw:angle="0" draw:start-color="#ffffff" draw:end-color="#b8b8b8" draw:start-intensity="100%" draw:end-intensity="100%"/>
    <draw:gradient draw:name="a767" draw:style="linear" draw:angle="0" draw:start-color="#ffffff" draw:end-color="#b8b8b8" draw:start-intensity="100%" draw:end-intensity="100%"/>
    <draw:gradient draw:name="a573" draw:style="linear" draw:angle="0" draw:start-color="#ffffff" draw:end-color="#b8b8b8" draw:start-intensity="100%" draw:end-intensity="100%"/>
    <draw:gradient draw:name="a411" draw:style="linear" draw:angle="0" draw:start-color="#ffffff" draw:end-color="#b8b8b8" draw:start-intensity="100%" draw:end-intensity="100%"/>
    <draw:gradient draw:name="a110" draw:style="linear" draw:angle="0" draw:start-color="#ffffff" draw:end-color="#b8b8b8" draw:start-intensity="100%" draw:end-intensity="100%"/>
    <draw:gradient draw:name="a89" draw:style="linear" draw:angle="0" draw:start-color="#ffffff" draw:end-color="#b8b8b8" draw:start-intensity="100%" draw:end-intensity="100%"/>
    <draw:gradient draw:name="a237" draw:style="linear" draw:angle="0" draw:start-color="#ffffff" draw:end-color="#b8b8b8" draw:start-intensity="100%" draw:end-intensity="100%"/>
    <draw:gradient draw:name="a539" draw:style="linear" draw:angle="0" draw:start-color="#ffffff" draw:end-color="#b8b8b8" draw:start-intensity="100%" draw:end-intensity="100%"/>
    <draw:gradient draw:name="a34" draw:style="linear" draw:angle="0" draw:start-color="#ffffff" draw:end-color="#b8b8b8" draw:start-intensity="100%" draw:end-intensity="100%"/>
    <draw:gradient draw:name="a646" draw:style="linear" draw:angle="0" draw:start-color="#ffffff" draw:end-color="#b8b8b8" draw:start-intensity="100%" draw:end-intensity="100%"/>
    <draw:gradient draw:name="a220" draw:style="linear" draw:angle="0" draw:start-color="#ffffff" draw:end-color="#b8b8b8" draw:start-intensity="100%" draw:end-intensity="100%"/>
    <draw:gradient draw:name="a578" draw:style="linear" draw:angle="0" draw:start-color="#ffffff" draw:end-color="#b8b8b8" draw:start-intensity="100%" draw:end-intensity="100%"/>
    <draw:gradient draw:name="a452" draw:style="linear" draw:angle="0" draw:start-color="#ffffff" draw:end-color="#b8b8b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gradient" draw:fill-gradient-name="a3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gradient" draw:fill-gradient-name="a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draw:stroke="none"/>
    </style:style>
    <style:style style:family="text" style:name="a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gradient" draw:fill-gradient-name="a5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paragraph" style:name="a4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 style:parent-style-name="Graphics">
      <style:graphic-properties draw:fill="none" draw:stroke="non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">
      <style:drawing-page-properties draw:fill="gradient" draw:fill-gradient-name="a2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" style:parent-style-name="Graphics">
      <style:graphic-properties draw:fill="none" draw:stroke="none"/>
    </style:style>
    <style:style style:family="text" style:name="a2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gradient" draw:fill-gradient-name="a3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 style:parent-style-name="Graphics">
      <style:graphic-properties draw:fill="none" draw:stroke="none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gradient" draw:fill-gradient-name="a2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draw:stroke="non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gradient" draw:fill-gradient-name="a3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 style:parent-style-name="Graphics">
      <style:graphic-properties draw:fill="none" draw:stroke="none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">
      <style:drawing-page-properties draw:fill="gradient" draw:fill-gradient-name="a1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draw:stroke="none"/>
    </style:style>
    <style:style style:family="text" style:name="a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gradient" draw:fill-gradient-name="a3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gradient" draw:fill-gradient-name="a2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gradient" draw:fill-gradient-name="a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gradient" draw:fill-gradient-name="a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draw:stroke="non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gradient" draw:fill-gradient-name="a5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7" style:parent-style-name="Graphics">
      <style:graphic-properties draw:fill="none" draw:stroke="non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gradient" draw:fill-gradient-name="a4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99932in" svg:y="0.67642in" svg:width="11.3347in" svg:height="1.7456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99932in" svg:y="2.58868in" svg:width="11.3347in" svg:height="3.7446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9/3/2025</text:date></text:span></text:p>
        </draw:text-box>
        <svg:title/>
        <svg:desc/>
      </draw:frame>
      <draw:frame draw:id="id4" presentation:style-name="a30" draw:name="Footer Placeholder 4" svg:x="0.99932in" svg:y="6.43403in" svg:width="7.29756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3" draw:name="Slide Number Placeholder 5" svg:x="11.49826in" svg:y="6.43403in" svg:width="0.83576in" svg:height="0.39931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draw:layer="Master1-bg" draw:style-name="a36" draw:name="Picture 6" svg:x="0in" svg:y="0in" svg:width="13.33333in" svg:height="7.5in" style:rel-width="scale" style:rel-height="scale">
        <draw:image xlink:href="media/image2.png" xlink:type="simple" xlink:show="embed" xlink:actuate="onLoad"/>
        <svg:title/>
        <svg:desc>Droplets-HD-Title-R1d.png</svg:desc>
      </draw:frame>
      <draw:frame draw:id="id7" presentation:style-name="a40" draw:name="Title 1" svg:x="1.91493in" svg:y="1.42256in" svg:width="9.50347in" svg:height="2.74411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8" presentation:style-name="a44" draw:name="Subtitle 2" svg:x="1.91493in" svg:y="4.25in" svg:width="9.50347in" svg:height="1.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9" presentation:style-name="a48" draw:name="Date Placeholder 3" svg:x="8.39757in" svg:y="6.43403in" svg:width="3in" svg:height="0.39931in" presentation:class="date-time" presentation:placeholder="false">
        <draw:text-box>
          <text:p text:style-name="a47" text:class-names="" text:cond-style-name=""><text:span text:style-name="a45" text:class-names=""><text:date text:fixed="false" style:data-style-name="a46">9/3/2025</text:date></text:span></text:p>
        </draw:text-box>
        <svg:title/>
        <svg:desc/>
      </draw:frame>
      <draw:frame draw:id="id10" presentation:style-name="a51" draw:name="Footer Placeholder 4" svg:x="0.99932in" svg:y="6.43403in" svg:width="7.29756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4" draw:name="Slide Number Placeholder 5" svg:x="11.49826in" svg:y="6.43403in" svg:width="0.83576in" svg:height="0.39931in" presentation:class="page-number" presentation:placeholder="false">
        <draw:text-box>
          <text:p text:style-name="a53" text:class-names="" text:cond-style-name=""><text:span text:style-name="a5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6">
      <draw:frame draw:id="id12" draw:layer="Master1-bg" draw:style-name="a57" draw:name="Picture 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3" presentation:style-name="a61" draw:name="Title 1" svg:x="0.99932in" svg:y="0.67642in" svg:width="11.3347in" svg:height="1.7456in" presentation:class="title" presentation:placeholder="false">
        <draw:text-box>
          <text:p text:style-name="a60" text:class-names="" text:cond-style-name=""><text:span text:style-name="a58" text:class-names="">Click to edit Master title style</text:span><text:span text:style-name="a59" text:class-names=""/></text:p>
        </draw:text-box>
        <svg:title/>
        <svg:desc/>
      </draw:frame>
      <draw:frame draw:id="id14" presentation:style-name="a78" draw:name="Content Placeholder 2" svg:x="0.99932in" svg:y="2.58868in" svg:width="11.33402in" svg:height="3.74465in" presentation:class="object" presentation:placeholder="false">
        <draw:text-box>
          <text:list text:style-name="a64">
            <text:list-item>
              <text:p text:style-name="a63" text:class-names="" text:cond-style-name=""><text:span text:style-name="a62" text:class-names="">Click to edit Master text styles</text:span></text:p>
            </text:list-item>
          </text:list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cond le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hird le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list text:style-name="a77">
                            <text:list-item>
                              <text:p text:style-name="a76" text:class-names="" text:cond-style-name=""><text:span text:style-name="a74" text:class-names="">Fifth level</text:span><text:span text:style-name="a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2" draw:name="Date Placeholder 3" svg:x="8.39757in" svg:y="6.43403in" svg:width="3in" svg:height="0.39931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9/3/2025</text:date></text:span></text:p>
        </draw:text-box>
        <svg:title/>
        <svg:desc/>
      </draw:frame>
      <draw:frame draw:id="id16" presentation:style-name="a85" draw:name="Footer Placeholder 4" svg:x="0.99932in" svg:y="6.43403in" svg:width="7.29756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8" draw:name="Slide Number Placeholder 5" svg:x="11.49826in" svg:y="6.43403in" svg:width="0.83576in" svg:height="0.3993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90">
      <draw:frame draw:id="id18" draw:layer="Master1-bg" draw:style-name="a91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9" presentation:style-name="a95" draw:name="Title 1" svg:x="0.99932in" svg:y="0.90613in" svg:width="11.32081in" svg:height="2.99302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20" presentation:style-name="a99" draw:name="Text Placeholder 2" svg:x="0.99932in" svg:y="3.99984in" svg:width="11.32081in" svg:height="1.49626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21" presentation:style-name="a103" draw:name="Date Placeholder 3" svg:x="8.39757in" svg:y="6.43403in" svg:width="3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9/3/2025</text:date></text:span></text:p>
        </draw:text-box>
        <svg:title/>
        <svg:desc/>
      </draw:frame>
      <draw:frame draw:id="id22" presentation:style-name="a106" draw:name="Footer Placeholder 4" svg:x="0.99932in" svg:y="6.43403in" svg:width="7.29756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Slide Number Placeholder 5" svg:x="11.49826in" svg:y="6.43403in" svg:width="0.83576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11">
      <draw:frame draw:id="id24" draw:layer="Master1-bg" draw:style-name="a112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25" presentation:style-name="a116" draw:name="Title 1" svg:x="0.99932in" svg:y="0.67642in" svg:width="11.3347in" svg:height="1.7456in" presentation:class="title" presentation:placeholder="false">
        <draw:text-box>
          <text:p text:style-name="a115" text:class-names="" text:cond-style-name=""><text:span text:style-name="a113" text:class-names="">Click to edit Master title style</text:span><text:span text:style-name="a114" text:class-names=""/></text:p>
        </draw:text-box>
        <svg:title/>
        <svg:desc/>
      </draw:frame>
      <draw:frame draw:id="id26" presentation:style-name="a133" draw:name="Content Placeholder 2" svg:x="0.99932in" svg:y="2.58868in" svg:width="5.58402in" svg:height="3.74465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Content Placeholder 3" svg:x="6.75in" svg:y="2.58868in" svg:width="5.58333in" svg:height="3.74465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p text:style-name="a148" text:class-names="" text:cond-style-name=""><text:span text:style-name="a146" text:class-names="">Fifth level</text:span><text:span text:style-name="a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Date Placeholder 4" svg:x="8.39757in" svg:y="6.43403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9/3/2025</text:date></text:span></text:p>
        </draw:text-box>
        <svg:title/>
        <svg:desc/>
      </draw:frame>
      <draw:frame draw:id="id29" presentation:style-name="a157" draw:name="Footer Placeholder 5" svg:x="0.99932in" svg:y="6.43403in" svg:width="7.29756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30" presentation:style-name="a160" draw:name="Slide Number Placeholder 6" svg:x="11.49826in" svg:y="6.43403in" svg:width="0.83576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62">
      <draw:frame draw:id="id31" draw:layer="Master1-bg" draw:style-name="a163" draw:name="Picture 14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32" presentation:style-name="a167" draw:name="Title 1" svg:x="0.99932in" svg:y="0.67642in" svg:width="11.3347in" svg:height="1.7456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33" presentation:style-name="a171" draw:name="Text Placeholder 2" svg:x="1.25364in" svg:y="2.59298in" svg:width="5.3297in" svg:height="0.74365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ck to edit Master text styles</text:span></text:p>
            </text:list-item>
          </text:list>
        </draw:text-box>
        <svg:title/>
        <svg:desc/>
      </draw:frame>
      <draw:frame draw:id="id34" presentation:style-name="a188" draw:name="Content Placeholder 3" svg:x="0.99932in" svg:y="3.33663in" svg:width="5.58402in" svg:height="2.996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2" draw:name="Text Placeholder 4" svg:x="6.99521in" svg:y="2.59298in" svg:width="5.33881in" svg:height="0.7436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6" presentation:style-name="a209" draw:name="Content Placeholder 5" svg:x="6.75in" svg:y="3.33663in" svg:width="5.58333in" svg:height="2.9967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5" text:class-names="">Fifth level</text:span><text:span text:style-name="a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13" draw:name="Date Placeholder 6" svg:x="8.39757in" svg:y="6.43403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9/3/2025</text:date></text:span></text:p>
        </draw:text-box>
        <svg:title/>
        <svg:desc/>
      </draw:frame>
      <draw:frame draw:id="id38" presentation:style-name="a216" draw:name="Footer Placeholder 7" svg:x="0.99932in" svg:y="6.43403in" svg:width="7.29756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9" presentation:style-name="a219" draw:name="Slide Number Placeholder 8" svg:x="11.49826in" svg:y="6.43403in" svg:width="0.83576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1">
      <draw:frame draw:id="id40" draw:layer="Master1-bg" draw:style-name="a222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1" presentation:style-name="a226" draw:name="Title 1" svg:x="0.99932in" svg:y="0.67642in" svg:width="11.3347in" svg:height="1.7456in" presentation:class="title" presentation:placeholder="false">
        <draw:text-box>
          <text:p text:style-name="a225" text:class-names="" text:cond-style-name=""><text:span text:style-name="a223" text:class-names="">Click to edit Master title style</text:span><text:span text:style-name="a224" text:class-names=""/></text:p>
        </draw:text-box>
        <svg:title/>
        <svg:desc/>
      </draw:frame>
      <draw:frame draw:id="id42" presentation:style-name="a230" draw:name="Date Placeholder 2" svg:x="8.39757in" svg:y="6.43403in" svg:width="3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9/3/2025</text:date></text:span></text:p>
        </draw:text-box>
        <svg:title/>
        <svg:desc/>
      </draw:frame>
      <draw:frame draw:id="id43" presentation:style-name="a233" draw:name="Footer Placeholder 3" svg:x="0.99932in" svg:y="6.43403in" svg:width="7.29756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44" presentation:style-name="a236" draw:name="Slide Number Placeholder 4" svg:x="11.49826in" svg:y="6.43403in" svg:width="0.83576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38">
      <draw:frame draw:id="id45" draw:layer="Master1-bg" draw:style-name="a239" draw:name="Picture 6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46" presentation:style-name="a243" draw:name="Date Placeholder 1" svg:x="8.39757in" svg:y="6.43403in" svg:width="3in" svg:height="0.39931in" presentation:class="date-time" presentation:placeholder="false">
        <draw:text-box>
          <text:p text:style-name="a242" text:class-names="" text:cond-style-name=""><text:span text:style-name="a240" text:class-names=""><text:date text:fixed="false" style:data-style-name="a241">9/3/2025</text:date></text:span></text:p>
        </draw:text-box>
        <svg:title/>
        <svg:desc/>
      </draw:frame>
      <draw:frame draw:id="id47" presentation:style-name="a246" draw:name="Footer Placeholder 2" svg:x="0.99932in" svg:y="6.43403in" svg:width="7.29756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8" presentation:style-name="a249" draw:name="Slide Number Placeholder 3" svg:x="11.49826in" svg:y="6.43403in" svg:width="0.83576in" svg:height="0.39931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1">
      <draw:frame draw:id="id49" draw:layer="Master1-bg" draw:style-name="a252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0" presentation:style-name="a256" draw:name="Title 1" svg:x="0.99932in" svg:y="0.66667in" svg:width="4.30412in" svg:height="2.21266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presentation:style-name="a273" draw:name="Content Placeholder 2" svg:x="5.55344in" svg:y="0.66667in" svg:width="6.78058in" svg:height="5.6666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7" draw:name="Text Placeholder 3" svg:x="0.99932in" svg:y="2.87932in" svg:width="4.30412in" svg:height="3.45401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9/3/2025</text:date></text:span></text:p>
        </draw:text-box>
        <svg:title/>
        <svg:desc/>
      </draw:frame>
      <draw:frame draw:id="id54" presentation:style-name="a284" draw:name="Footer Placeholder 5" svg:x="0.99932in" svg:y="6.43403in" svg:width="7.29756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11.49826in" svg:y="6.43403in" svg:width="0.83576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89">
      <draw:frame draw:id="id56" draw:layer="Master1-bg" draw:style-name="a290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57" presentation:style-name="a294" draw:name="Title 1" svg:x="0.99932in" svg:y="0.66667in" svg:width="6.49056in" svg:height="2.21266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8" presentation:style-name="a298" draw:name="Picture Placeholder 2" svg:x="8.11986in" svg:y="0.66667in" svg:width="3.5601in" svg:height="5.6666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59" presentation:style-name="a302" draw:name="Text Placeholder 3" svg:x="0.99934in" svg:y="2.87932in" svg:width="6.49054in" svg:height="3.45401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0" presentation:style-name="a306" draw:name="Date Placeholder 4" svg:x="8.39757in" svg:y="6.43403in" svg:width="3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3/2025</text:date></text:span></text:p>
        </draw:text-box>
        <svg:title/>
        <svg:desc/>
      </draw:frame>
      <draw:frame draw:id="id61" presentation:style-name="a309" draw:name="Footer Placeholder 5" svg:x="0.99932in" svg:y="6.43403in" svg:width="7.29756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2" presentation:style-name="a312" draw:name="Slide Number Placeholder 6" svg:x="11.49826in" svg:y="6.43403in" svg:width="0.83576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14">
      <draw:frame draw:id="id63" draw:layer="Master1-bg" draw:style-name="a315" draw:name="Picture 9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64" presentation:style-name="a319" draw:name="Title 1" svg:x="0.99934in" svg:y="4.69092in" svg:width="11.33468in" svg:height="0.8875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65" presentation:style-name="a323" draw:name="Picture Placeholder 2" svg:x="1.29565in" svg:y="0.76363in" svg:width="10.74205in" svg:height="3.51502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66" presentation:style-name="a327" draw:name="Text Placeholder 3" svg:x="0.99932in" svg:y="5.58697in" svg:width="11.3347in" svg:height="0.74636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67" presentation:style-name="a331" draw:name="Date Placeholder 4" svg:x="8.39757in" svg:y="6.43403in" svg:width="3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9/3/2025</text:date></text:span></text:p>
        </draw:text-box>
        <svg:title/>
        <svg:desc/>
      </draw:frame>
      <draw:frame draw:id="id68" presentation:style-name="a334" draw:name="Footer Placeholder 5" svg:x="0.99932in" svg:y="6.43403in" svg:width="7.29756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69" presentation:style-name="a337" draw:name="Slide Number Placeholder 6" svg:x="11.49826in" svg:y="6.43403in" svg:width="0.83576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39">
      <draw:frame draw:id="id70" draw:layer="Master1-bg" draw:style-name="a340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1" presentation:style-name="a344" draw:name="Title 1" svg:x="0.99932in" svg:y="0.66667in" svg:width="11.3347in" svg:height="3.74808in" presentation:class="title" presentation:placeholder="false">
        <draw:text-box>
          <text:p text:style-name="a343" text:class-names="" text:cond-style-name=""><text:span text:style-name="a341" text:class-names="">Click to edit Master title style</text:span><text:span text:style-name="a342" text:class-names=""/></text:p>
        </draw:text-box>
        <svg:title/>
        <svg:desc/>
      </draw:frame>
      <draw:frame draw:id="id72" presentation:style-name="a348" draw:name="Text Placeholder 3" svg:x="0.99932in" svg:y="4.59845in" svg:width="11.3347in" svg:height="1.73489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73" presentation:style-name="a352" draw:name="Date Placeholder 4" svg:x="8.39757in" svg:y="6.43403in" svg:width="3in" svg:height="0.39931in" presentation:class="date-time" presentation:placeholder="false">
        <draw:text-box>
          <text:p text:style-name="a351" text:class-names="" text:cond-style-name=""><text:span text:style-name="a349" text:class-names=""><text:date text:fixed="false" style:data-style-name="a350">9/3/2025</text:date></text:span></text:p>
        </draw:text-box>
        <svg:title/>
        <svg:desc/>
      </draw:frame>
      <draw:frame draw:id="id74" presentation:style-name="a355" draw:name="Footer Placeholder 5" svg:x="0.99932in" svg:y="6.43403in" svg:width="7.29756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5" presentation:style-name="a358" draw:name="Slide Number Placeholder 6" svg:x="11.49826in" svg:y="6.43403in" svg:width="0.83576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60">
      <draw:frame draw:id="id76" draw:layer="Master1-bg" draw:style-name="a361" draw:name="Picture 10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77" presentation:style-name="a365" draw:name="Title 1" svg:x="1.5816in" svg:y="0.66667in" svg:width="10.17361in" svg:height="3.27308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8" presentation:style-name="a369" draw:name="Text Placeholder 3" svg:x="1.88172in" svg:y="3.94798in" svg:width="9.57163in" svg:height="0.65047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</draw:text-box>
        <svg:title/>
        <svg:desc/>
      </draw:frame>
      <draw:frame draw:id="id79" presentation:style-name="a373" draw:name="Text Placeholder 3" svg:x="0.99932in" svg:y="4.78215in" svg:width="11.3347in" svg:height="1.55408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80" presentation:style-name="a377" draw:name="Date Placeholder 4" svg:x="8.39757in" svg:y="6.43403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9/3/2025</text:date></text:span></text:p>
        </draw:text-box>
        <svg:title/>
        <svg:desc/>
      </draw:frame>
      <draw:frame draw:id="id81" presentation:style-name="a380" draw:name="Footer Placeholder 5" svg:x="0.99932in" svg:y="6.43403in" svg:width="7.29756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2" presentation:style-name="a383" draw:name="Slide Number Placeholder 6" svg:x="11.49826in" svg:y="6.43403in" svg:width="0.83576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  <draw:frame draw:id="id83" draw:style-name="a386" draw:name="TextBox 12" svg:x="1.09524in" svg:y="0.82477in" svg:width="0.66667in" svg:height="0.63952in">
        <draw:text-box>
          <text:p text:style-name="a385" text:class-names="" text:cond-style-name=""><text:span text:style-name="a384" text:class-names="">“</text:span></text:p>
        </draw:text-box>
        <svg:title/>
        <svg:desc/>
      </draw:frame>
      <draw:frame draw:id="id84" draw:style-name="a389" draw:name="TextBox 13" svg:x="11.54589in" svg:y="3.27382in" svg:width="0.66667in" svg:height="0.63952in">
        <draw:text-box>
          <text:p text:style-name="a388" text:class-names="" text:cond-style-name=""><text:span text:style-name="a38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91">
      <draw:frame draw:id="id85" draw:layer="Master1-bg" draw:style-name="a392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86" presentation:style-name="a396" draw:name="Title 1" svg:x="0.99932in" svg:y="2.33893in" svg:width="11.3347in" svg:height="2.74698in" presentation:class="title" presentation:placeholder="false">
        <draw:text-box>
          <text:p text:style-name="a395" text:class-names="" text:cond-style-name=""><text:span text:style-name="a393" text:class-names="">Click to edit Master title style</text:span><text:span text:style-name="a394" text:class-names=""/></text:p>
        </draw:text-box>
        <svg:title/>
        <svg:desc/>
      </draw:frame>
      <draw:frame draw:id="id87" presentation:style-name="a400" draw:name="Text Placeholder 3" svg:x="0.99932in" svg:y="5.09879in" svg:width="11.3347in" svg:height="1.24742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title/>
        <svg:desc/>
      </draw:frame>
      <draw:frame draw:id="id88" presentation:style-name="a404" draw:name="Date Placeholder 4" svg:x="8.39757in" svg:y="6.43403in" svg:width="3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9/3/2025</text:date></text:span></text:p>
        </draw:text-box>
        <svg:title/>
        <svg:desc/>
      </draw:frame>
      <draw:frame draw:id="id89" presentation:style-name="a407" draw:name="Footer Placeholder 5" svg:x="0.99932in" svg:y="6.43403in" svg:width="7.29756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90" presentation:style-name="a410" draw:name="Slide Number Placeholder 6" svg:x="11.49826in" svg:y="6.43403in" svg:width="0.83576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12">
      <draw:frame draw:id="id91" draw:layer="Master1-bg" draw:style-name="a413" draw:name="Picture 12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92" presentation:style-name="a417" draw:name="Title 1" svg:x="0.99932in" svg:y="0.66667in" svg:width="11.3347in" svg:height="1.75535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93" presentation:style-name="a421" draw:name="Text Placeholder 2" svg:x="0.99932in" svg:y="2.58868in" svg:width="3.6078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94" presentation:style-name="a425" draw:name="Text Placeholder 3" svg:x="0.99932in" svg:y="3.21889in" svg:width="3.6078in" svg:height="3.11444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5" presentation:style-name="a429" draw:name="Text Placeholder 4" svg:x="4.86919in" svg:y="2.58868in" svg:width="3.59965in" svg:height="0.6302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96" presentation:style-name="a433" draw:name="Text Placeholder 3" svg:x="4.85712in" svg:y="3.21889in" svg:width="3.61259in" svg:height="3.11444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97" presentation:style-name="a437" draw:name="Text Placeholder 4" svg:x="8.7197in" svg:y="2.58868in" svg:width="3.61431in" svg:height="0.6302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98" presentation:style-name="a441" draw:name="Text Placeholder 3" svg:x="8.7197in" svg:y="3.21889in" svg:width="3.61431in" svg:height="3.11444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99" presentation:style-name="a445" draw:name="Date Placeholder 2" svg:x="8.39757in" svg:y="6.43403in" svg:width="3in" svg:height="0.39931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9/3/2025</text:date></text:span></text:p>
        </draw:text-box>
        <svg:title/>
        <svg:desc/>
      </draw:frame>
      <draw:frame draw:id="id100" presentation:style-name="a448" draw:name="Footer Placeholder 3" svg:x="0.99932in" svg:y="6.43403in" svg:width="7.29756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101" presentation:style-name="a451" draw:name="Slide Number Placeholder 4" svg:x="11.49826in" svg:y="6.43403in" svg:width="0.83576in" svg:height="0.39931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53">
      <draw:frame draw:id="id102" draw:layer="Master1-bg" draw:style-name="a454" draw:name="Picture 15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03" presentation:style-name="a458" draw:name="Title 1" svg:x="0.99932in" svg:y="0.66795in" svg:width="11.3347in" svg:height="1.75407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104" presentation:style-name="a462" draw:name="Text Placeholder 2" svg:x="0.99932in" svg:y="4.59845in" svg:width="3.605in" svg:height="0.6302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05" presentation:style-name="a466" draw:name="Picture Placeholder 2" svg:x="0.99932in" svg:y="2.58868in" svg:width="3.605in" svg:height="1.66667in" presentation:class="graphic" presentation:placeholder="false">
        <draw:text-box>
          <text:p text:style-name="a465" text:class-names="" text:cond-style-name=""><text:span text:style-name="a463" text:class-names="">Click icon to add picture</text:span><text:span text:style-name="a464" text:class-names=""/></text:p>
        </draw:text-box>
        <svg:title/>
        <svg:desc/>
      </draw:frame>
      <draw:frame draw:id="id106" presentation:style-name="a470" draw:name="Text Placeholder 3" svg:x="0.99932in" svg:y="5.22865in" svg:width="3.605in" svg:height="1.10468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</draw:text-box>
        <svg:title/>
        <svg:desc/>
      </draw:frame>
      <draw:frame draw:id="id107" presentation:style-name="a474" draw:name="Text Placeholder 4" svg:x="4.85866in" svg:y="4.59845in" svg:width="3.61092in" svg:height="0.63021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</draw:text-box>
        <svg:title/>
        <svg:desc/>
      </draw:frame>
      <draw:frame draw:id="id108" presentation:style-name="a478" draw:name="Picture Placeholder 2" svg:x="4.85712in" svg:y="2.58868in" svg:width="3.61259in" svg:height="1.66667in" presentation:class="graphic" presentation:placeholder="false">
        <draw:text-box>
          <text:p text:style-name="a477" text:class-names="" text:cond-style-name=""><text:span text:style-name="a475" text:class-names="">Click icon to add picture</text:span><text:span text:style-name="a476" text:class-names=""/></text:p>
        </draw:text-box>
        <svg:title/>
        <svg:desc/>
      </draw:frame>
      <draw:frame draw:id="id109" presentation:style-name="a482" draw:name="Text Placeholder 3" svg:x="4.85712in" svg:y="5.22865in" svg:width="3.61259in" svg:height="1.1046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</draw:text-box>
        <svg:title/>
        <svg:desc/>
      </draw:frame>
      <draw:frame draw:id="id110" presentation:style-name="a486" draw:name="Text Placeholder 4" svg:x="8.7197in" svg:y="4.59845in" svg:width="3.60967in" svg:height="0.63021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111" presentation:style-name="a490" draw:name="Picture Placeholder 2" svg:x="8.7197in" svg:y="2.58868in" svg:width="3.61431in" svg:height="1.66667in" presentation:class="graphic" presentation:placeholder="false">
        <draw:text-box>
          <text:p text:style-name="a489" text:class-names="" text:cond-style-name=""><text:span text:style-name="a487" text:class-names="">Click icon to add picture</text:span><text:span text:style-name="a488" text:class-names=""/></text:p>
        </draw:text-box>
        <svg:title/>
        <svg:desc/>
      </draw:frame>
      <draw:frame draw:id="id112" presentation:style-name="a494" draw:name="Text Placeholder 3" svg:x="8.71957in" svg:y="5.22865in" svg:width="3.61445in" svg:height="1.10468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113" presentation:style-name="a498" draw:name="Date Placeholder 2" svg:x="8.39757in" svg:y="6.43403in" svg:width="3in" svg:height="0.39931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9/3/2025</text:date></text:span></text:p>
        </draw:text-box>
        <svg:title/>
        <svg:desc/>
      </draw:frame>
      <draw:frame draw:id="id114" presentation:style-name="a501" draw:name="Footer Placeholder 3" svg:x="0.99932in" svg:y="6.43403in" svg:width="7.29756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15" presentation:style-name="a504" draw:name="Slide Number Placeholder 4" svg:x="11.49826in" svg:y="6.43403in" svg:width="0.83576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06">
      <draw:frame draw:id="id116" draw:layer="Master1-bg" draw:style-name="a507" draw:name="Picture 7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17" presentation:style-name="a511" draw:name="Title 1" svg:x="0.99932in" svg:y="0.67642in" svg:width="11.3347in" svg:height="1.7456in" presentation:class="title" presentation:placeholder="false">
        <draw:text-box>
          <text:p text:style-name="a510" text:class-names="" text:cond-style-name=""><text:span text:style-name="a508" text:class-names="">Click to edit Master title style</text:span><text:span text:style-name="a509" text:class-names=""/></text:p>
        </draw:text-box>
        <svg:title/>
        <svg:desc/>
      </draw:frame>
      <draw:frame draw:id="id118" presentation:style-name="a528" draw:name="Vertical Text Placeholder 2" svg:x="0.99932in" svg:y="2.58868in" svg:width="11.3347in" svg:height="3.7446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Second level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hird level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Fifth level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532" draw:name="Date Placeholder 3" svg:x="8.39757in" svg:y="6.43403in" svg:width="3in" svg:height="0.39931in" presentation:class="date-time" presentation:placeholder="false">
        <draw:text-box>
          <text:p text:style-name="a531" text:class-names="" text:cond-style-name=""><text:span text:style-name="a529" text:class-names=""><text:date text:fixed="false" style:data-style-name="a530">9/3/2025</text:date></text:span></text:p>
        </draw:text-box>
        <svg:title/>
        <svg:desc/>
      </draw:frame>
      <draw:frame draw:id="id120" presentation:style-name="a535" draw:name="Footer Placeholder 4" svg:x="0.99932in" svg:y="6.43403in" svg:width="7.29756in" svg:height="0.39931in" presentation:class="footer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121" presentation:style-name="a538" draw:name="Slide Number Placeholder 5" svg:x="11.49826in" svg:y="6.43403in" svg:width="0.83576in" svg:height="0.39931in" presentation:class="page-number" presentation:placeholder="false">
        <draw:text-box>
          <text:p text:style-name="a537" text:class-names="" text:cond-style-name=""><text:span text:style-name="a53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0">
      <draw:frame draw:id="id122" draw:layer="Master1-bg" draw:style-name="a541" draw:name="Picture 8" svg:x="0in" svg:y="0in" svg:width="13.33333in" svg:height="7.5in" style:rel-width="scale" style:rel-height="scale">
        <draw:image xlink:href="media/image3.png" xlink:type="simple" xlink:show="embed" xlink:actuate="onLoad"/>
        <svg:title/>
        <svg:desc>Droplets-HD-Content-R1d.png</svg:desc>
      </draw:frame>
      <draw:frame draw:id="id123" presentation:style-name="a545" draw:name="Vertical Title 1" svg:x="9.54167in" svg:y="0.66667in" svg:width="2.79235in" svg:height="5.66667in" presentation:class="title" presentation:placeholder="false">
        <draw:text-box>
          <text:p text:style-name="a544" text:class-names="" text:cond-style-name=""><text:span text:style-name="a542" text:class-names="">Click to edit Master title style</text:span><text:span text:style-name="a543" text:class-names=""/></text:p>
        </draw:text-box>
        <svg:title/>
        <svg:desc/>
      </draw:frame>
      <draw:frame draw:id="id124" presentation:style-name="a562" draw:name="Vertical Text Placeholder 2" svg:x="0.99932in" svg:y="0.66667in" svg:width="8.37568in" svg:height="5.66667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  <text:list text:style-name="a551">
            <text:list-item>
              <text:list text:style-name="a551">
                <text:list-item>
                  <text:p text:style-name="a550" text:class-names="" text:cond-style-name=""><text:span text:style-name="a549" text:class-names="">Second level</text:span></text:p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p text:style-name="a553" text:class-names="" text:cond-style-name=""><text:span text:style-name="a552" text:class-names="">Third level</text:span></text:p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p text:style-name="a556" text:class-names="" text:cond-style-name=""><text:span text:style-name="a5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8" text:class-names="">Fifth level</text:span><text:span text:style-name="a5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566" draw:name="Date Placeholder 3" svg:x="8.39757in" svg:y="6.43403in" svg:width="3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9/3/2025</text:date></text:span></text:p>
        </draw:text-box>
        <svg:title/>
        <svg:desc/>
      </draw:frame>
      <draw:frame draw:id="id126" presentation:style-name="a569" draw:name="Footer Placeholder 4" svg:x="0.99932in" svg:y="6.43403in" svg:width="7.29756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27" presentation:style-name="a572" draw:name="Slide Number Placeholder 5" svg:x="11.49826in" svg:y="6.43403in" svg:width="0.83576in" svg:height="0.39931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</dc:title>
    <meta:initial-creator>Rekha V</meta:initial-creator>
    <dc:creator>Rekha V</dc:creator>
    <meta:creation-date>2025-09-01T05:52:45Z</meta:creation-date>
    <dc:date>2025-09-03T08:17:27Z</dc:date>
    <meta:editing-cycles>8</meta:editing-cycles>
  </office:meta>
</office:document-meta>
</file>